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 zu Netzwerkprogrammierung in Python</text:p>
      <text:p text:style-name="Standard"/>
      <text:p text:style-name="Standard">aus Quelle: <text:a xlink:type="simple" xlink:href="https://ep2013.europython.eu/media/conference/slides/using-sockets-in-python.html" text:style-name="Internet_20_link" text:visited-style-name="Visited_20_Internet_20_Link">https://ep2013.europython.eu/media/conference/slides/using-sockets-in-python.html</text:a></text:p>
      <text:list xml:id="list8005249187885088485" text:style-name="L1">
        <text:list-item>
          <text:p text:style-name="P4">benutze .sendto() und .recvfrom()</text:p>
        </text:list-item>
        <text:list-item>
          <text:p text:style-name="P4">buffersize: 4096</text:p>
          <text:list>
            <text:list-item>
              <text:p text:style-name="P4">ganzes Packet wird zurückgegeben</text:p>
            </text:list-item>
            <text:list-item>
              <text:p text:style-name="P4">wenn Packet größer, wird ende abgeschnitten</text:p>
            </text:list-item>
          </text:list>
        </text:list-item>
      </text:list>
      <text:p text:style-name="Standard">aus Quelle: <text:s/>B Rhodes, J Goerzen – Fundations of Phyton Network Programming</text:p>
      <text:list xml:id="list4595886408495228509" text:style-name="L2">
        <text:list-item>
          <text:p text:style-name="P5">freie Ports: 49152-65535 (S.19)</text:p>
        </text:list-item>
        <text:list-item>
          <text:p text:style-name="P5">Port-Nummern, verwaltet von der IANA: <text:a xlink:type="simple" xlink:href="http://www.iana.org/assignments/service-names-port-numbers/service-names-port-numbers.xhtml" text:style-name="Internet_20_link" text:visited-style-name="Visited_20_Internet_20_Link">http://www.iana.org/assignments/service-names-port-numbers/service-names-port-numbers.xhtml</text:a></text:p>
        </text:list-item>
        <text:list-item>
          <text:p text:style-name="P5">als buffer-size 65535 verwenden, da ein UDP-Datagramm nie größer sein kann (Längenfeld ist 2 Byte lang)</text:p>
        </text:list-item>
      </text:list>
      <text:p text:style-name="Standard"/>
      <text:p text:style-name="Standard"/>
      <text:p text:style-name="P2">Funktionen von socket.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Befehl</text:p>
          </table:table-cell>
          <table:table-cell table:style-name="Tabelle1.B1" office:value-type="string">
            <text:p text:style-name="P3">Wirkung</text:p>
          </table:table-cell>
        </table:table-row>
        <table:table-row>
          <table:table-cell table:style-name="Tabelle1.A2" office:value-type="string">
            <text:p text:style-name="Table_20_Contents">.getservbyname('servName')</text:p>
          </table:table-cell>
          <table:table-cell table:style-name="Tabelle1.B2" office:value-type="string">
            <text:p text:style-name="Table_20_Contents">Gibt den Port zurück, an dem der genannte Service lauscht</text:p>
          </table:table-cell>
        </table:table-row>
        <table:table-row>
          <table:table-cell table:style-name="Tabelle1.A2" office:value-type="string">
            <text:p text:style-name="Table_20_Contents">.getaddrinfo()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.fileno()</text:p>
          </table:table-cell>
          <table:table-cell table:style-name="Tabelle1.B2" office:value-type="string">
            <text:p text:style-name="Table_20_Contents">Gibt die "Socket-Nummer" zurück, die im socket.socket-Objekt gespeichert ist</text:p>
          </table:table-cell>
        </table:table-row>
        <table:table-row>
          <table:table-cell table:style-name="Tabelle1.A2" office:value-type="string">
            <text:p text:style-name="Table_20_Contents">.settimeout(10)</text:p>
          </table:table-cell>
          <table:table-cell table:style-name="Tabelle1.B2" office:value-type="string">
            <text:p text:style-name="Table_20_Contents">Max. Wartezeit beim Empfangen in Sekunde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Weitere Quellen:</text:p>
      <text:list xml:id="list601761077806108090" text:style-name="L3">
        <text:list-item>
          <text:p text:style-name="P6"><text:a xlink:type="simple" xlink:href="https://wiki.python.org/moin/UdpCommunication" text:style-name="Internet_20_link" text:visited-style-name="Visited_20_Internet_20_Link">https://wiki.python.org/moin/UdpCommunication</text:a></text:p>
        </text:list-item>
        <text:list-item>
          <text:p text:style-name="P6"><text:a xlink:type="simple" xlink:href="http://www.binarytides.com/python-packet-sniffer-code-linux/" text:style-name="Internet_20_link" text:visited-style-name="Visited_20_Internet_20_Link">http://www.binarytides.com/python-packet-sniffer-code-linux/</text:a></text:p>
        </text:list-item>
        <text:list-item>
          <text:p text:style-name="P6"><text:a xlink:type="simple" xlink:href="http://www.binarytides.com/programming-udp-sockets-in-python/" text:style-name="Internet_20_link" text:visited-style-name="Visited_20_Internet_20_Link">http://www.binarytides.com/programming-udp-sockets-in-python/</text:a></text:p>
        </text:list-item>
        <text:list-item>
          <text:p text:style-name="P6"><text:a xlink:type="simple" xlink:href="http://stackoverflow.com/questions/1117958/how-do-i-use-raw-socket-in-python" text:style-name="Internet_20_link" text:visited-style-name="Visited_20_Internet_20_Link">http://stackoverflow.com/questions/1117958/how-do-i-use-raw-socket-in-python</text:a></text:p>
        </text:list-item>
        <text:list-item>
          <text:p text:style-name="P6"><text:a xlink:type="simple" xlink:href="https://docs.python.org/3/library/socket.html" text:style-name="Internet_20_link" text:visited-style-name="Visited_20_Internet_20_Link">https://docs.python.org/3/library/socket.html</text:a></text:p>
        </text:list-item>
        <text:list-item>
          <text:p text:style-name="P6"><text:a xlink:type="simple" xlink:href="http://stackoverflow.com/questions/3422685/what-is-python-buffer-type-for" text:style-name="Internet_20_link" text:visited-style-name="Visited_20_Internet_20_Link">http://stackoverflow.com/questions/3422685/what-is-python-buffer-type-for</text:a></text:p>
        </text:list-item>
        <text:list-item>
          <text:p text:style-name="P6"><text:a xlink:type="simple" xlink:href="http://stackoverflow.com/questions/1732660/what-is-a-suitable-buffer-for-pythons-struct-module" text:style-name="Internet_20_link" text:visited-style-name="Visited_20_Internet_20_Link">http://stackoverflow.com/questions/1732660/what-is-a-suitable-buffer-for-pythons-struct-module</text:a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8M47S</meta:editing-duration>
    <meta:editing-cycles>10</meta:editing-cycles>
    <meta:generator>OpenOffice/4.1.1$Win32 OpenOffice.org_project/411m6$Build-9775</meta:generator>
    <dc:date>2015-06-03T18:32:39.76</dc:date>
    <dc:creator>Stübinger </dc:creator>
    <meta:document-statistic meta:table-count="1" meta:image-count="0" meta:object-count="0" meta:page-count="1" meta:paragraph-count="28" meta:word-count="119" meta:character-count="1356"/>
    <meta:user-defined meta:name="Info 1"/>
    <meta:user-defined meta:name="Info 2"/>
    <meta:user-defined meta:name="Info 3"/>
    <meta:user-defined meta:name="Info 4"/>
  </office:meta>
</office:document-meta>
</file>